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odcinek 04</text:p>
      <text:p text:style-name="P1"/>
      <text:p text:style-name="P2">Etap I </text:p>
      <text:p text:style-name="P2"/>
      <text:p text:style-name="P3">rok bitwy pod Grunwaldem</text:p>
      <text:p text:style-name="P3">w którym województwie leży Grunwald <text:s text:c="43"/><text:span text:style-name="T1"><text:s/>Warmińsko-Mazurskie</text:span></text:p>
      <text:p text:style-name="P3">jak z włoskiego nazywa się zespół złożony z trzech śpiewaków <text:s text:c="9"/><text:span text:style-name="T1">tercet (trio to</text:span> <text:span text:style-name="T1">instrumenty)</text:span></text:p>
      <text:p text:style-name="P3">czy fenole to związki organiczne <text:s text:c="56"/><text:span text:style-name="T1"><text:s/>TAK</text:span></text:p>
      <text:p text:style-name="P3">w godle ZSRS jakie dwa przedmioty <text:s text:c="51"/><text:span text:style-name="T1">sierp i młot </text:span><text:s text:c="7"/></text:p>
      <text:p text:style-name="P3">jak napiszemy wyrażenie przepołudniowy <text:s text:c="41"/><text:span text:style-name="T1"><text:s text:c="2"/>razem</text:span></text:p>
      <text:p text:style-name="P3">miejscowość na Kubie koło której leży amerykańska baza wojskowa <text:s text:c="5"/><text:span text:style-name="T1">Guantanamo</text:span></text:p>
      <text:p text:style-name="P3">kto wg przysłowia jest matką głupich <text:s text:c="51"/><text:span text:style-name="T1"><text:s/>nadzieja</text:span></text:p>
      <text:p text:style-name="P3">Gustaw I Waza był królem Szwecji czy Danii <text:s text:c="39"/><text:span text:style-name="T1">Szwecja</text:span></text:p>
      <text:p text:style-name="P3">czy na Antarktydzie są jeziora <text:s text:c="63"/><text:span text:style-name="T1"><text:s/>TAK</text:span></text:p>
      <text:p text:style-name="P3">które uszko miał klapnięte miś uszatek <text:s text:c="49"/><text:span text:style-name="T1"><text:s/>lewe</text:span></text:p>
      <text:p text:style-name="P3">czy piramida Cheopsa była zaliczana do 7 cudów świata <text:s text:c="21"/><text:span text:style-name="T1"><text:s/>TAK</text:span></text:p>
      <text:p text:style-name="P3">co było napisane na jabłku o które spierały się 3 boginie <text:s text:c="22"/><text:span text:style-name="T1">dla najpiękniejszej</text:span></text:p>
      <text:p text:style-name="P3">ja nazywa sie polska wokalistka która wylansowała przeboje sing, sing i Małgośka</text:p>
      <text:p text:style-name="P3">pustułka to ptak z rodziny sokołowatych czy wróblowatych <text:s text:c="17"/><text:span text:style-name="T1">sokolowate</text:span></text:p>
      <text:p text:style-name="P3">które miasto jest stolicą Norwegii <text:s text:c="58"/><text:span text:style-name="T1">Oslo</text:span></text:p>
      <text:p text:style-name="P3">rok tysięczny to wiek dziesiąty czy jedenasty <text:s text:c="41"/><text:span text:style-name="T1">X w.</text:span></text:p>
      <text:p text:style-name="P3">ilu synów jest w rodzinie Boskich w serialu Rodzinka.pl <text:s text:c="23"/><text:span text:style-name="T1">troje</text:span></text:p>
      <text:p text:style-name="P3">nie czyń drugiemu co...... <text:s text:c="70"/><text:span text:style-name="T1"><text:s/>co Tobie niemiłe</text:span></text:p>
      <text:p text:style-name="P3">po ktorym powstaniu nastała tzw. Wielka Emigracja <text:s text:c="28"/><text:span text:style-name="T1">listopadowe</text:span></text:p>
      <text:p text:style-name="P3"/>
      <text:p text:style-name="P2">II Etap</text:p>
      <text:p text:style-name="P2"/>
      <text:p text:style-name="P3">jak nazywał się pierwszy prezydent Stanów Zjednoczonych</text:p>
      <text:p text:style-name="P3">ile kosztowała podróż Poldka i Dudusia, bohaterów powieści Adama Dadaja <text:s text:c="3"/></text:p>
      <text:p text:style-name="P4">jeden uśmiech</text:p>
      <text:p text:style-name="P3">kanciapa to potoczne określenie dużego czy małego pomieszczenie <text:s text:c="5"/><text:span text:style-name="T1"><text:s/>małe</text:span></text:p>
      <text:p text:style-name="P3">na którym morzu leżą wyspy Baleary <text:s text:c="54"/><text:span text:style-name="T1">Śródziemne</text:span> <text:s text:c="12"/></text:p>
      <text:p text:style-name="P3">czy oczy kameleona mogą poruszać się niezależnie od siebie <text:s text:c="16"/><text:span text:style-name="T1"><text:s/>TAK</text:span></text:p>
      <text:p text:style-name="P3">A czy C która rozpuszcza się w tłuszczach <text:s text:c="47"/><text:span text:style-name="T1">wit. A</text:span></text:p>
      <text:p text:style-name="P3">po której WŚ nastąpił rozdział cesarstwa Indii na dwa państwa <text:s text:c="12"/><text:span text:style-name="T1">po II WŚ</text:span></text:p>
      <text:p text:style-name="P3">czy moskiewski Kreml jest wpisany na listę UNESCO <text:s text:c="25"/><text:span text:style-name="T1">TAK</text:span></text:p>
      <text:p text:style-name="P3">kto wg greckiej mitologii pokonał straszliwego potwora Tyfona <text:s text:c="9"/><text:span text:style-name="T1"><text:s/>Zeus</text:span></text:p>
      <text:p text:style-name="P3">jak nazywał sie pocisk karabinowy z naciętą pokrywą, zakazany konwencję haską <text:s text:c="3"/></text:p>
      <text:p text:style-name="P4">dum-dum</text:p>
      <text:p text:style-name="P3">czy Madonna zagrała w którymś z filmów o Jamesie Bondzie <text:s text:c="15"/></text:p>
      <text:p text:style-name="P4"><text:s/>TAK, Śmierć najdejdzie jutro</text:p>
      <text:p text:style-name="P3">które owady przenoszą zarazki śpiączki afrykańskiej <text:s text:c="25"/><text:span text:style-name="T1"><text:s/>mucha tse-tse</text:span></text:p>
      <text:p text:style-name="P3">z którego państwa pochodził kompozytor <text:s/>Jan Brans <text:s text:c="25"/><text:span text:style-name="T1"><text:s text:c="2"/>Niemcy </text:span><text:s text:c="8"/></text:p>
      <text:p text:style-name="P3">czy Turcja graniczy z Irakiem <text:s text:c="61"/><text:span text:style-name="T1"><text:s text:c="2"/>TAK</text:span></text:p>
      <text:p text:style-name="P3">który król Polski uciekł z kraju na wieść o śmierci swojego brata <text:s text:c="7"/><text:span text:style-name="T1">Henryk Walezy</text:span></text:p>
      <text:p text:style-name="P3"><text:soft-page-break/>w którym filmie Charlie Chaplin i Cugam <text:s/>wystąpili razem <text:s text:c="18"/><text:span text:style-name="T1">Brzdąc</text:span></text:p>
      <text:p text:style-name="P3">kto w Polsce przewodniczy obradom Zgromadzenia Narodowego <text:s text:c="5"/><text:span text:style-name="T1"><text:s text:c="2"/>Marszałek Sejmu</text:span></text:p>
      <text:p text:style-name="P3">w którym wieku utworzono lisowczyków <text:s text:c="45"/><text:span text:style-name="T1">XVII w.</text:span></text:p>
      <text:p text:style-name="P3">w któej konkurencji zdobywał olimpijskie medale Artur Partyka <text:s text:c="8"/><text:span text:style-name="T1">skok wzwyż</text:span></text:p>
      <text:p text:style-name="P3">kto jest autorem powieści Władca Pierścieni <text:s text:c="40"/><text:span text:style-name="T1">Tolkien</text:span></text:p>
      <text:p text:style-name="P3">w którym państwie skontruowano pistolet o nazwie Wis <text:s text:c="20"/><text:span text:style-name="T1"><text:s/>Polska</text:span></text:p>
      <text:p text:style-name="P3">żołnierz w wojnach napoleońskich, hrabia, komediopisarz <text:s text:c="16"/><text:span text:style-name="T1"><text:s/>Fredro</text:span></text:p>
      <text:p text:style-name="P3">z iloma państwami graniczy Norwegia <text:s text:c="49"/><text:span text:style-name="T1">trzy</text:span></text:p>
      <text:p text:style-name="P3">jak nazywa się w filmie Juliusza Machulskiego napój, który podtrzymuje działanie tytułowego specyfiku Kingsajz <text:s text:c="61"/><text:span text:style-name="T1"><text:s/>polocockta</text:span></text:p>
      <text:p text:style-name="P3">który uniwersytet założono wcześniej w Krakowie czy Heidelbergu <text:s text:c="3"/><text:span text:style-name="T1">Kraków</text:span></text:p>
      <text:p text:style-name="P3">mydło jest estrem, alkoholem czy solą <text:s text:c="47"/><text:span text:style-name="T1"><text:s text:c="3"/>sól</text:span></text:p>
      <text:p text:style-name="P3">jak nazywamy taki śpiew dla muzyki ludowej Tyrolu <text:s text:c="27"/><text:span text:style-name="T1"><text:s/>jodłowanie</text:span></text:p>
      <text:p text:style-name="P3">w którym roku został wyodrębniony z polskiej armii samodzielny II korpus Polski <text:span text:style-name="T1">1943 r.</text:span></text:p>
      <text:p text:style-name="P3">czy fiołek trójbarwny jest rośliną leczniczą <text:s text:c="43"/><text:span text:style-name="T1"><text:s/>TAK</text:span></text:p>
      <text:p text:style-name="P3">flaga którego państwa jest nazywana Union Jack <text:s text:c="35"/><text:span text:style-name="T1">Wlk.Brytania</text:span></text:p>
      <text:p text:style-name="P3">jaki tytuł nosi dzieło Stanisława Konarskiego o reformie politycznej państwa <text:s text:c="2"/></text:p>
      <text:p text:style-name="P4"><text:s/>O skutecznym rad sposobie</text:p>
      <text:p text:style-name="P3">jaką kościelną godność sprawował Mikołaj Kopernik <text:s text:c="28"/><text:span text:style-name="T1">kanonik</text:span></text:p>
      <text:p text:style-name="P3">czy szczeżuja to gatunek węża, jaszczurki czy małża <text:s text:c="29"/><text:span text:style-name="T1">małż</text:span></text:p>
      <text:p text:style-name="P3">jak nazywamy rzemieślnika stawiającego piece <text:s text:c="37"/><text:span text:style-name="T1">zdun</text:span></text:p>
      <text:p text:style-name="P3">co jest osadzone w dulkach <text:s text:c="69"/><text:span text:style-name="T1">wiosło</text:span></text:p>
      <text:p text:style-name="P3">kto zagrał główną rolę męską w ekranizacja Kod Leonardo da Vinci i Anioły i demony</text:p>
      <text:p text:style-name="P4">Tom Hanks</text:p>
      <text:p text:style-name="P3">w którym państwie toczy się akcja baśni Słowik <text:s text:c="35"/><text:span text:style-name="T1"><text:s text:c="3"/>Chiny</text:span></text:p>
      <text:p text:style-name="P3">ile razy dziennie muezin wzywa wiernych do modlitwy <text:s text:c="25"/><text:span text:style-name="T1"><text:s/>pięciokrotnie</text:span></text:p>
      <text:p text:style-name="P3">gleby bielicowe są żyzne czy nie <text:s text:c="62"/><text:span text:style-name="T1">NIE</text:span> </text:p>
      <text:p text:style-name="P3">który premier i minister skarbu przeprowadził reformę monetarną w 1924 r <text:s text:c="2"/><text:span text:style-name="T1">Grabski</text:span></text:p>
      <text:p text:style-name="P3">jak nazywa się naturalny barwnik roślinny otrzymywany z liści lawsonii, używany m.in. do farbowania włosów <text:s text:c="87"/><text:span text:style-name="T1"><text:s/>henna</text:span></text:p>
      <text:p text:style-name="P3">tzw suchy lód to stała postać którego związku chemicznego <text:s text:c="21"/><text:span text:style-name="T1">dwutlenek węgla</text:span></text:p>
      <text:p text:style-name="P3">które miasto jest stolicą Kolumbii <text:s text:c="61"/><text:span text:style-name="T1">Bogota</text:span></text:p>
      <text:p text:style-name="P3">krzyżyk w zapisie nutowym podwyższa czy obniża nutę <text:s text:c="25"/><text:span text:style-name="T1">podwyższa</text:span></text:p>
      <text:p text:style-name="P3"/>
      <text:p text:style-name="P2">III Etap</text:p>
      <text:p text:style-name="P2"/>
      <text:p text:style-name="P3">czy Bułgaria jest członkiem NATO <text:s text:c="55"/><text:span text:style-name="T1"><text:s/>TAK, od 2004</text:span></text:p>
      <text:p text:style-name="P3">w którym mieście wznosi się meczet Al-Aksa <text:s text:c="37"/><text:span text:style-name="T1"><text:s text:c="2"/>Jerozolima</text:span></text:p>
      <text:p text:style-name="P3">w której epoce tworzyli Wolter i Monteskiusz <text:s text:c="37"/><text:span text:style-name="T1"><text:s text:c="2"/>oświecenie </text:span></text:p>
      <text:p text:style-name="P3">jakiego koloru jest łódź podwodna The Beattles <text:s text:c="35"/><text:span text:style-name="T1"><text:s/>żółta</text:span></text:p>
      <text:p text:style-name="P3">jak dawniej nazywał się w Polsce atrament, słowo z greki <text:s text:c="20"/><text:span text:style-name="T1">inkaust</text:span></text:p>
      <text:p text:style-name="P3">co jest źródłem dźwięku w instrumentach chordofonów <text:s text:c="24"/><text:span text:style-name="T1">struna</text:span></text:p>
      <text:p text:style-name="P3">benedyktynka to likier owocowy czy korzenno- ziołowy <text:s text:c="21"/><text:span text:style-name="T1"><text:s/>ten drugi</text:span></text:p>
      <text:p text:style-name="P3">z którego utworu A. Mickiewicza pochodza postaci Aldony, Waldejota <text:s text:c="3"/><text:span text:style-name="T1">Wallenrod Konrad</text:span></text:p>
      <text:p text:style-name="P3">jeżeli pojedziemy do Kwidzynia to będziemy w Kwidzynie czy Kwidzyniu <text:s text:c="3"/><text:span text:style-name="T1"><text:s/>-e</text:span></text:p>
      <text:p text:style-name="P3">Korea została w 1948 została podzielona na dwie części wzdłuż którego równoleżnika <text:span text:style-name="T1">trzydziesty ósmy</text:span></text:p>
      <text:p text:style-name="P3"><text:soft-page-break/>czy Szwajcaria w czasie I WŚ była neutralna <text:s text:c="39"/><text:span text:style-name="T1"><text:s text:c="2"/>TAK</text:span></text:p>
      <text:p text:style-name="P3">dokąd prowadziły schody w tytule utworu zespółu Led Zeppelin <text:s text:c="9"/><text:span text:style-name="T1">do nieba</text:span></text:p>
      <text:p text:style-name="P3">wybory do Sejmu są wg Konstytucji pięcioprzymiotnikowe: proporcjonalne, powszechne, równe, bezpośrednie i jeszcze jakie <text:s text:c="54"/><text:span text:style-name="T1"><text:s/>tajne</text:span></text:p>
      <text:p text:style-name="P3">czy Julian Tuwim był tłumaczem poezji <text:s text:c="48"/><text:span text:style-name="T1">TAK</text:span></text:p>
      <text:p text:style-name="P3">jak nazywa się przyrząd służący panią do podkręcania rzęś <text:s text:c="17"/><text:span text:style-name="T1"><text:s/>zalotka</text:span></text:p>
      <text:p text:style-name="P3">jaki tytuł nosi film Mela Gibsona przedstawiający ostatnie 12 godzin z życia Jezusa <text:s text:c="2"/><text:span text:style-name="T1"><text:s/>Pasja</text:span></text:p>
      <text:p text:style-name="P3">Geniusz wg mitologii rzymskiej to duch opiekuńczy mężczyzny czy kobiety <text:s text:c="3"/><text:span text:style-name="T1"><text:s/>men</text:span></text:p>
      <text:p text:style-name="P3">w którym mieście działała grupa poetycja Żagary, której członkami byli m.in. Czesław Miłosz <text:s text:c="100"/><text:span text:style-name="T1"><text:s/>Wilno</text:span></text:p>
      <text:p text:style-name="P3">w którym kierunku wieje bryza w nocy <text:s text:c="49"/><text:span text:style-name="T1">w stronę morza</text:span></text:p>
      <text:p text:style-name="P3">ile było muz, córek Zeusa <text:s text:c="68"/><text:span text:style-name="T1"><text:s/>dziewięć</text:span></text:p>
      <text:p text:style-name="P3">czy liczba stałych mieszkańców Europy przekracza miliard <text:s text:c="15"/><text:span text:style-name="T1"><text:s/>NIE </text:span></text:p>
      <text:p text:style-name="P3">jak nazywa się tor po którym porusza się ciało niebieskie <text:s text:c="19"/><text:span text:style-name="T1"><text:s/>orbita</text:span></text:p>
      <text:p text:style-name="P3">przez które góry wiedzie jedna z najwyżej położonych linii kolejowych, której twórcą był Ernest Malinowski <text:s text:c="82"/><text:span text:style-name="T1"><text:s/>Andy</text:span></text:p>
      <text:p text:style-name="P3">ile dni ma Senat na rozpatrzenie i zatwierdzenie lub odrzucenie ustawy sejmowej <text:s text:c="5"/><text:span text:style-name="T1"><text:s/></text:span></text:p>
      <text:p text:style-name="P3"><text:span text:style-name="T1"><text:s/>30 dni</text:span></text:p>
      <text:p text:style-name="P3">która pisarka była inicjatorką budowy szpitala Centrum zdrowia dziecka w Międzylesiu pod Warszawą <text:s text:c="86"/><text:span text:style-name="T1"><text:s text:c="2"/>Ewa Szenburg-Zarembina</text:span></text:p>
      <text:p text:style-name="P3">burak cukrowy to roślina jednoroczna, dwuletnia czy bylina <text:s text:c="18"/><text:span text:style-name="T1"><text:s/>dwuletnia !!!</text:span></text:p>
      <text:p text:style-name="P3">z których trzech kolorów składa się flaga Estonii <text:s text:c="37"/><text:span text:style-name="T1"><text:s/>bia, nie, czar</text:span> </text:p>
      <text:p text:style-name="P3">jak nazywały się samochody produkowane w NRD w mieście Aizench <text:s text:c="6"/><text:span text:style-name="T1"><text:s/>Wartburg</text:span></text:p>
      <text:p text:style-name="P3">Emili Kusturica reżyser filmu Underground jest Serbem czy Bośniakiem <text:s text:c="7"/><text:span text:style-name="T1"><text:s text:c="2"/>Bośniak </text:span></text:p>
      <text:p text:style-name="P3">jak miał na imię rycerz do którego należał miecz Durendall <text:s text:c="19"/><text:span text:style-name="T1"><text:s text:c="2"/>Roland</text:span></text:p>
      <text:p text:style-name="P3">co znaczy łaciński zwrot primo voto <text:s text:c="29"/><text:span text:style-name="T1">nazwisko z pierwszego małżeństw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8T10:20:29.70</meta:creation-date>
    <meta:document-statistic meta:table-count="0" meta:image-count="0" meta:object-count="0" meta:page-count="3" meta:paragraph-count="105" meta:word-count="927" meta:character-count="9061"/>
    <dc:date>2014-08-28T11:05:46.46</dc:date>
    <meta:editing-duration>PT00H26M16S</meta:editing-duration>
    <meta:editing-cycles>1</meta:editing-cycles>
    <meta:generator>OpenOffice.ux.pl/3.1$Win32 OpenOffice.org_project/310m11$Build-39399</meta:generator>
  </office:meta>
</office:document-meta>
</file>